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70000004FF92D2A95ACBBAE40.png" manifest:media-type="image/png"/>
  <manifest:file-entry manifest:full-path="Pictures/10000201000009C4000000F4CA9B3EA463E558A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2cm" fo:margin-bottom="0.212cm" loext:contextual-spacing="false" fo:line-height="105%" fo:text-align="start" style:justify-single-word="false" fo:orphans="2" fo:widows="2" fo:text-indent="-1.752cm" style:auto-text-indent="false">
        <style:tab-stops>
          <style:tab-stop style:position="9.252cm" style:type="center"/>
          <style:tab-stop style:position="9.35cm" style:type="center"/>
          <style:tab-stop style:position="9.451cm" style:type="center"/>
          <style:tab-stop style:position="9.551cm" style:type="center"/>
        </style:tab-stops>
      </style:paragraph-properties>
    </style:style>
    <style:style style:name="P2" style:family="paragraph" style:parent-style-name="Standard">
      <style:paragraph-properties fo:margin-left="10.502cm" fo:margin-right="0cm" fo:margin-top="0cm" fo:margin-bottom="0cm" loext:contextual-spacing="false" fo:line-height="105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3" style:family="paragraph" style:parent-style-name="Standard">
      <style:paragraph-properties fo:margin-left="10.502cm" fo:margin-right="0cm" fo:margin-top="0cm" fo:margin-bottom="0cm" loext:contextual-spacing="false" fo:line-height="105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style:font-name="Times New Roman" fo:font-size="10pt" fo:font-weight="normal" style:font-name-asian="Times New Roman1" style:font-size-asian="10pt" style:font-weight-asian="normal" style:font-name-complex="Times New Roman1" style:font-size-complex="10pt"/>
    </style:style>
    <style:style style:name="P4" style:family="paragraph" style:parent-style-name="Standard">
      <style:paragraph-properties fo:margin-top="0cm" fo:margin-bottom="0.212cm" loext:contextual-spacing="false"/>
    </style:style>
    <style:style style:name="P5" style:family="paragraph" style:parent-style-name="Standard">
      <style:paragraph-properties fo:margin-top="0cm" fo:margin-bottom="0.212cm" loext:contextual-spacing="false" fo:line-height="105%" fo:text-align="end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margin-top="0cm" fo:margin-bottom="0.212cm" loext:contextual-spacing="false" fo:line-height="105%"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margin-top="0cm" fo:margin-bottom="0.212cm" loext:contextual-spacing="false"/>
      <style:text-properties officeooo:rsid="0010cca5" officeooo:paragraph-rsid="0010cca5"/>
    </style:style>
    <style:style style:name="P8" style:family="paragraph" style:parent-style-name="Standard">
      <style:paragraph-properties fo:margin-top="0cm" fo:margin-bottom="0.212cm" loext:contextual-spacing="false"/>
      <style:text-properties officeooo:rsid="0010cca5" officeooo:paragraph-rsid="0010d815"/>
    </style:style>
    <style:style style:name="P9" style:family="paragraph" style:parent-style-name="Standard">
      <style:paragraph-properties fo:margin-top="0cm" fo:margin-bottom="0.212cm" loext:contextual-spacing="false"/>
      <style:text-properties officeooo:paragraph-rsid="0010d815"/>
    </style:style>
    <style:style style:name="P10" style:family="paragraph" style:parent-style-name="Standard">
      <style:paragraph-properties fo:margin-top="0cm" fo:margin-bottom="0.212cm" loext:contextual-spacing="false"/>
      <style:text-properties officeooo:paragraph-rsid="0012216d"/>
    </style:style>
    <style:style style:name="P11" style:family="paragraph" style:parent-style-name="Standard">
      <style:paragraph-properties fo:margin-top="0cm" fo:margin-bottom="0.212cm" loext:contextual-spacing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.212cm" loext:contextual-spacing="false"/>
      <style:text-properties style:text-position="0% 100%" style:font-name="Times New Roman" fo:font-size="12pt" officeooo:rsid="0010cca5" officeooo:paragraph-rsid="0010cca5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.212cm" loext:contextual-spacing="false"/>
      <style:text-properties style:text-position="0% 100%" style:font-name="Times New Roman" fo:font-size="12pt" officeooo:paragraph-rsid="0010d815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0.22cm" fo:margin-right="0cm" fo:margin-top="0cm" fo:margin-bottom="1cm" loext:contextual-spacing="false" fo:line-height="105%" fo:text-align="justify" style:justify-single-word="false" fo:orphans="2" fo:widows="2" fo:text-indent="-2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.212cm" loext:contextual-spacing="false" fo:line-height="105%" fo:text-align="justify" style:justify-single-word="false" fo:orphans="2" fo:widows="2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011cm" loext:contextual-spacing="false" fo:line-height="105%" fo:text-align="center" style:justify-single-word="false" fo:orphans="2" fo:widows="2" fo:text-indent="0cm" style:auto-text-indent="false"/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0cm" fo:margin-right="0.071cm" fo:margin-top="0cm" fo:margin-bottom="0.212cm" loext:contextual-spacing="false" fo:line-height="105%" fo:text-align="justify" style:justify-single-word="false" fo:orphans="2" fo:widows="2" fo:text-indent="0cm" style:auto-text-indent="false"/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 style:master-page-name="Standard">
      <style:paragraph-properties fo:margin-left="6.244cm" fo:margin-right="0.57cm" fo:margin-top="0cm" fo:margin-bottom="0.212cm" loext:contextual-spacing="false" fo:text-indent="1.249cm" style:auto-text-indent="false" style:page-number="1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text-position="0% 100%" style:font-name="Arial" fo:font-size="10pt" fo:font-weight="normal" style:font-name-asian="Arial1" style:font-size-asian="10pt" style:font-weight-asian="normal" style:font-name-complex="Arial1" style:font-size-complex="10pt"/>
    </style:style>
    <style:style style:name="T2" style:family="text"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text-position="0% 100%" style:font-name="Times New Roman" fo:font-size="12pt" officeooo:rsid="000fd655" style:font-name-asian="Times New Roman1" style:font-size-asian="12pt" style:font-name-complex="Times New Roman1" style:font-size-complex="12pt"/>
    </style:style>
    <style:style style:name="T4" style:family="text">
      <style:text-properties style:text-position="0% 100%" style:font-name="Times New Roman" fo:font-size="12pt" officeooo:rsid="0010cca5" style:font-name-asian="Times New Roman1" style:font-size-asian="12pt" style:font-name-complex="Times New Roman1" style:font-size-complex="12pt"/>
    </style:style>
    <style:style style:name="T5" style:family="text">
      <style:text-properties style:text-position="0% 100%" style:font-name="Times New Roman" fo:font-size="12pt" officeooo:rsid="0010d815" style:font-name-asian="Times New Roman1" style:font-size-asian="12pt" style:font-name-complex="Times New Roman1" style:font-size-complex="12pt"/>
    </style:style>
    <style:style style:name="T6" style:family="text">
      <style:text-properties style:text-position="0% 100%" style:font-name="Times New Roman" fo:font-size="12pt" officeooo:rsid="0015e764" style:font-name-asian="Times New Roman1" style:font-size-asian="12pt" style:font-name-complex="Times New Roman1" style:font-size-complex="12pt"/>
    </style:style>
    <style:style style:name="T7" style:family="text">
      <style:text-properties style:text-position="0% 100%" style:font-name="Times New Roman" fo:font-size="12pt" officeooo:rsid="00171908" style:font-name-asian="Times New Roman1" style:font-size-asian="12pt" style:font-name-complex="Times New Roman1" style:font-size-complex="12pt"/>
    </style:style>
    <style:style style:name="T8" style:family="text">
      <style:text-properties style:text-position="0% 100%" style:font-name="Times New Roman" fo:font-size="12pt" officeooo:rsid="0018a53f" style:font-name-asian="Times New Roman1" style:font-size-asian="12pt" style:font-name-complex="Times New Roman1" style:font-size-complex="12pt"/>
    </style:style>
    <style:style style:name="T9" style:family="text">
      <style:text-properties style:text-position="0% 100%" style:font-name="Times New Roman" fo:font-size="12pt" officeooo:rsid="001b6e96" style:font-name-asian="Times New Roman1" style:font-size-asian="12pt" style:font-name-complex="Times New Roman1" style:font-size-complex="12pt"/>
    </style:style>
    <style:style style:name="T10" style:family="text"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style:text-position="0% 100%" style:font-name="Times New Roman" fo:font-size="12pt" fo:font-weight="bold" officeooo:rsid="0018a53f" style:font-name-asian="Times New Roman1" style:font-size-asian="12pt" style:font-weight-asian="bold" style:font-name-complex="Times New Roman1" style:font-size-complex="12pt"/>
    </style:style>
    <style:style style:name="T12" style:family="text"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13" style:family="text">
      <style:text-properties style:text-position="0% 100%" style:font-name="Times New Roman" fo:font-size="12pt" fo:font-weight="normal" officeooo:rsid="0010d815" style:font-name-asian="Times New Roman1" style:font-size-asian="12pt" style:font-weight-asian="normal" style:font-name-complex="Times New Roman1" style:font-size-complex="12pt"/>
    </style:style>
    <style:style style:name="T14" style:family="text">
      <style:text-properties fo:color="#545454" style:text-position="0% 100%" style:font-name="Arial" fo:font-size="10pt" fo:font-weight="normal" fo:background-color="#ffffff" loext:char-shading-value="0" style:font-name-asian="Arial1" style:font-size-asian="10pt" style:font-weight-asian="normal" style:font-name-complex="Arial1" style:font-size-complex="10pt"/>
    </style:style>
    <style:style style:name="T15" style:family="text">
      <style:text-properties fo:color="#6a6a6a" style:text-position="0% 100%" style:font-name="Arial" fo:font-size="10pt" fo:font-style="normal" fo:font-weight="bold" fo:background-color="#ffffff" loext:char-shading-value="0" style:font-name-asian="Arial1" style:font-size-asian="10pt" style:font-style-asian="normal" style:font-weight-asian="bold" style:font-name-complex="Arial1" style:font-size-complex="10pt"/>
    </style:style>
    <style:style style:name="T16" style:family="text">
      <style:text-properties officeooo:rsid="001b6e9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text:tab/>BUENOS AIRES, </text:p>
      <text:p text:style-name="P4"><text:span text:style-name="T10"><text:tab/>VIST</text:span><text:span text:style-name="T11">A</text:span><text:span text:style-name="T8"> la iniciativa</text:span><text:span text:style-name="T2"> presentad</text:span><text:span text:style-name="T8">a </text:span><text:span text:style-name="T2">por el </text:span><text:span text:style-name="T5">Lic. Gustavo Yzaguirre </text:span><text:span text:style-name="T8">y el Director del Área</text:span><text:span text:style-name="T5">,</text:span></text:p>
      <text:p text:style-name="P4"><text:span text:style-name="T2"><text:tab/></text:span><text:span text:style-name="T10">CONSIDERANDO</text:span></text:p>
      <text:p text:style-name="P4"><text:span text:style-name="T2"><text:tab/></text:span><text:span text:style-name="T4">La necesidad de apostar por la inclusión digital y de estrechar el vínculo entre las nuevas tecnologías y nuestra comunidad educativa.</text:span></text:p>
      <text:p text:style-name="P7"><text:span text:style-name="T2"><text:tab/>La necesidad de estimular actividades extracurriculares que fomenten el conocimiento, la integración social, </text:span><text:span text:style-name="T5">el desarrollo de la sensibilidad artística</text:span><text:span text:style-name="T2"> y el uso común de recursos;</text:span></text:p>
      <text:p text:style-name="P12"><text:tab/>La imperiosa necesidad de apostar por la autonomía tecnológica de nuestro Área.</text:p>
      <text:p text:style-name="P12"><text:tab/>La necesidad de desarrollar un espacio propio para promover los estándares libres entre la comunidad como modelo tecnológico y cultural viable.</text:p>
      <text:p text:style-name="P8"><text:span text:style-name="T2"><text:tab/>La necesidad de conformar vías de </text:span><text:span text:style-name="T3">absorción, difusión y </text:span><text:span text:style-name="T2">producción </text:span><text:span text:style-name="T3">de soluciones informáticas libres </text:span><text:span text:style-name="T2">que atiendan a demandas de la comunidad académica.</text:span></text:p>
      <text:p text:style-name="P8"><text:span text:style-name="T5"><text:tab/>La necesidad de </text:span><text:span text:style-name="T2">fomentar el interés por la programación en nuestra comunidad, como eje de relevancia artística.</text:span></text:p>
      <text:p text:style-name="P12"><text:tab/>La necesidad de legitimar, institucionalizar y enmarcar nuestros desarrollos informáticos <text:span text:style-name="T16">dentro de </text:span>la comunidad universitaria y poder así democratizar su acceso y desarrollo.</text:p>
      <text:p text:style-name="P4"><text:span text:style-name="T2"><text:tab/>Que se han desarrollado en el Área </text:span><text:span text:style-name="T5">varios proyectos de software que sostienen nuestro funcionamiento tecnológico y ya </text:span><text:span text:style-name="T9">son</text:span><text:span text:style-name="T5"> parte de nuestro acervo </text:span><text:span text:style-name="T9">digital</text:span><text:span text:style-name="T5">.</text:span></text:p>
      <text:p text:style-name="P10"><text:span text:style-name="T5"><text:tab/>Que ello, además, servirá para forjar, a través de la difusión de los logros alcanzados, una mayor presencia del Área en </text:span><text:span text:style-name="T4">la comunidad académica</text:span><text:span text:style-name="T5"> del país y del exterior;</text:span></text:p>
      <text:p text:style-name="P15"><text:span text:style-name="T10"><text:tab/>Por ello</text:span><text:span text:style-name="T12">, y en virtud de sus atribuciones, </text:span></text:p>
      <text:p text:style-name="P16">EL CONSEJO DE CARRERA DEL</text:p>
      <text:p text:style-name="P16">ÁREA TRANSDEPARTAMENTAL DE ARTES MULTIMEDIALES</text:p>
      <text:p text:style-name="P16">RESUELVE</text:p>
      <text:p text:style-name="P4"><text:span text:style-name="T2">ARTÍCULO 1°: Crear el Laboratorio de </text:span><text:span text:style-name="T5">Software Libre</text:span><text:span text:style-name="T2">.</text:span></text:p>
      <text:p text:style-name="P4"><text:span text:style-name="T2">ARTÍCULO 2º: Crear el cargo de coordinador del Laboratorio </text:span><text:span text:style-name="T5">de Software Libre</text:span><text:span text:style-name="T2">.</text:span></text:p>
      <text:p text:style-name="P4"><text:span text:style-name="T2">ARTÍCULO 3º: Estipular como misiones y funciones específicas de dicho coordinador: velar por el desarrollo de los proyectos, adscripciones, </text:span><text:span text:style-name="T7">capacitaciones</text:span><text:span text:style-name="T2"> y otras actividades que allí se desarrollen, elevar informes periódicos sobre el estado del </text:span><text:span text:style-name="T5">laboratorio,</text:span><text:span text:style-name="T6"> </text:span><text:span text:style-name="T7">sus actividades</text:span><text:span text:style-name="T5">, </text:span><text:span text:style-name="T9">su</text:span><text:span text:style-name="T2">s necesidades y el cumplimiento de las metas y </text:span><text:span text:style-name="T7">los </text:span><text:span text:style-name="T2">objetivos propuestos.</text:span></text:p>
      <text:p text:style-name="P11">ARTÍCULO 4º: Establecer el carácter ad honorem de dicho cargo.</text:p>
      <text:p text:style-name="P13">ARTÍCULO 5º: Reservar a este Consejo la potestad de establecer, en el caso de proyectos especiales <text:s/>-radicados en el laboratorio- que impliquen la obtención de recursos propios (Fuente 12) porcentajes de participación específicos para el Coordinador y los participantes, de acuerdo en cada caso con las reglamentaciones y disposiciones vigentes.</text:p>
      <text:p text:style-name="P9"><text:span text:style-name="T12">ARTÍCULO </text:span><text:span text:style-name="T13">6</text:span><text:span text:style-name="T12">º: Regístrese. Notifíquese a sus efectos a <text:s/>todas las dependencias académicas de esta Área Transdepartamental de Artes Multimediales. Pase para la toma de conocimiento a la Secretaría Administrativa y todo cumplido, ARCHÍVESE.</text:span></text:p>
      <text:p text:style-name="P17"><text:soft-page-break/>RESOLUCION N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anguage="es" fo:country="AR" fo:font-style="normal" style:text-underline-style="none" fo:font-weight="normal" style:letter-kerning="true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0pt" fo:language="es" fo:country="AR" fo:font-style="normal" style:text-underline-style="none" fo:font-weight="normal" style:letter-kerning="true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loext:contextual-spacing="false" fo:line-height="105%" fo:text-align="justify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2.032cm" fo:margin-right="0cm" fo:margin-top="0cm" fo:margin-bottom="0.212cm" loext:contextual-spacing="false" fo:line-height="105%" fo:text-align="justify" style:justify-single-word="false" fo:keep-together="always" fo:orphans="2" fo:widows="2" fo:text-indent="-0.762cm" style:auto-text-indent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5%" fo:text-align="justify" style:justify-single-word="false" fo:keep-together="always" fo:orphans="2" fo:widows="2" fo:keep-with-next="always"/>
      <style:text-properties style:text-position="0% 100%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5%" fo:text-align="justify" style:justify-single-word="false" fo:keep-together="always" fo:orphans="2" fo:widows="2" fo:keep-with-next="always"/>
      <style:text-properties style:text-position="0% 100%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2cm" fo:margin-bottom="0.212cm" loext:contextual-spacing="false" fo:line-height="105%" fo:text-align="start" style:justify-single-word="false" fo:orphans="2" fo:widows="2" fo:text-indent="-1.752cm" style:auto-text-indent="false">
        <style:tab-stops>
          <style:tab-stop style:position="9.252cm" style:type="center"/>
          <style:tab-stop style:position="9.35cm" style:type="center"/>
          <style:tab-stop style:position="9.451cm" style:type="center"/>
          <style:tab-stop style:position="9.551cm" style:type="center"/>
        </style:tab-stops>
      </style:paragraph-properties>
    </style:style>
    <style:style style:name="MP2" style:family="paragraph" style:parent-style-name="Standard">
      <style:paragraph-properties fo:margin-left="10.502cm" fo:margin-right="0cm" fo:margin-top="0cm" fo:margin-bottom="0cm" loext:contextual-spacing="false" fo:line-height="105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P3" style:family="paragraph" style:parent-style-name="Standard">
      <style:paragraph-properties fo:margin-left="10.502cm" fo:margin-right="0cm" fo:margin-top="0cm" fo:margin-bottom="0cm" loext:contextual-spacing="false" fo:line-height="105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style:font-name="Times New Roman" fo:font-size="10pt" fo:font-weight="normal" style:font-name-asian="Times New Roman1" style:font-size-asian="10pt" style:font-weight-asian="normal" style:font-name-complex="Times New Roman1" style:font-size-complex="10pt"/>
    </style:style>
    <style:style style:name="MP4" style:family="paragraph" style:parent-style-name="Standard">
      <style:paragraph-properties fo:margin-top="0cm" fo:margin-bottom="0.212cm" loext:contextual-spacing="false" fo:line-height="105%" fo:text-align="end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.212cm" loext:contextual-spacing="false" fo:line-height="105%"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left="0.22cm" fo:margin-right="0cm" fo:margin-top="0cm" fo:margin-bottom="1cm" loext:contextual-spacing="false" fo:line-height="105%" fo:text-align="justify" style:justify-single-word="false" fo:orphans="2" fo:widows="2" fo:text-indent="-2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text-position="0% 100%" style:font-name="Arial" fo:font-size="10pt" fo:font-weight="normal" style:font-name-asian="Arial1" style:font-size-asian="10pt" style:font-weight-asian="normal" style:font-name-complex="Arial1" style:font-size-complex="10pt"/>
    </style:style>
    <style:style style:name="MT2" style:family="text">
      <style:text-properties fo:color="#545454" style:text-position="0% 100%" style:font-name="Arial" fo:font-size="10pt" fo:font-weight="normal" fo:background-color="#ffffff" loext:char-shading-value="0" style:font-name-asian="Arial1" style:font-size-asian="10pt" style:font-weight-asian="normal" style:font-name-complex="Arial1" style:font-size-complex="10pt"/>
    </style:style>
    <style:style style:name="MT3" style:family="text">
      <style:text-properties fo:color="#6a6a6a" style:text-position="0% 100%" style:font-name="Arial" fo:font-size="10pt" fo:font-style="normal" fo:font-weight="bold" fo:background-color="#ffffff" loext:char-shading-value="0" style:font-name-asian="Arial1" style:font-size-asian="10pt" style:font-style-asian="normal" style:font-weight-asian="bold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7cm" fo:margin-left="2cm" fo:margin-right="1.501cm" fo:background-color="#ffffff" style:writing-mode="lr-tb" style:layout-grid-color="#c0c0c0" style:layout-grid-lines="255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5.232cm" fo:margin-left="0cm" fo:margin-right="0cm" fo:margin-bottom="5.131cm" style:dynamic-spacing="true"/>
      </style:header-style>
      <style:footer-style>
        <style:header-footer-properties fo:min-height="2.231cm" fo:margin-left="0cm" fo:margin-right="0cm" fo:margin-top="2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1"><draw:frame draw:style-name="Mfr1" draw:name="image02.png" text:anchor-type="as-char" svg:width="6.491cm" svg:height="0.635cm" draw:z-index="1"><draw:image xlink:href="Pictures/10000201000009C4000000F4CA9B3EA463E558A7.png" xlink:type="simple" xlink:show="embed" xlink:actuate="onLoad"/></draw:frame></text:span><text:span text:style-name="MT1"><text:tab/><text:tab/><text:tab/></text:span><text:span text:style-name="MT1"><draw:frame draw:style-name="Mfr1" draw:name="image03.png" text:anchor-type="as-char" svg:width="6.997cm" svg:height="1.004cm" draw:z-index="3"><draw:image xlink:href="Pictures/10000201000002270000004FF92D2A95ACBBAE40.png" xlink:type="simple" xlink:show="embed" xlink:actuate="onLoad"/></draw:frame></text:span></text:p>
        <text:p text:style-name="MP2">Av. Don Pedro de Mendoza 679 </text:p>
        <text:p text:style-name="MP3">Buenos Aires, Argentina. C1156ACG<text:line-break/>http://multimedia.una.edu.ar</text:p>
        <text:p text:style-name="MP4"/>
        <text:p text:style-name="MP5"><text:span text:style-name="MT2">“</text:span><text:span text:style-name="MT3">2016 – Año del Bicentenario de la Declaración de la Independencia Nacional</text:span><text:span text:style-name="MT2">”</text:span></text:p>
        <text:p text:style-name="MP4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6:21:23.357105677</dc:date>
    <meta:editing-duration>PT10M</meta:editing-duration>
    <meta:editing-cycles>6</meta:editing-cycles>
    <meta:generator>LibreOffice/5.2.2.2.0$Linux_X86_64 LibreOffice_project/20m0$Build-2</meta:generator>
    <meta:document-statistic meta:table-count="0" meta:image-count="2" meta:object-count="0" meta:page-count="2" meta:paragraph-count="27" meta:word-count="416" meta:character-count="2847" meta:non-whitespace-character-count="2433"/>
  </office:meta>
</office:document-meta>
</file>